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826cm" fo:min-width="2.3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88cm" fo:min-width="4.3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693cm" fo:min-width="1.9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164cm" fo:min-width="1.4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88cm" fo:min-width="3.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032cm" fo:min-width="2.9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258cm" fo:min-width="2.6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087cm" fo:min-width="3.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94cm" fo:min-width="1.5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826cm" fo:min-width="2.5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732cm" fo:min-width="2.6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4" svg:width="3.811cm" svg:height="1.033cm" svg:x="3.425cm" svg:y="0.33cm"><text:p><text:s text:c="8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13" svg:width="3.626cm" svg:height="1.165cm" svg:x="4.113cm" svg:y="2.552cm"><text:p>Take a Input us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12" svg:width="3.07cm" svg:height="1.879cm" svg:x="4.484cm" svg:y="4.96cm"><text:p>If n1&lt;=0: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Shape4" draw:style-name="gr11" svg:width="4.313cm" svg:height="1.535cm" svg:x="4.246cm" svg:y="7.685cm"><text:p>print("Plese enter a </text:p><text:p>positive integer"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5" draw:style-name="gr10" draw:text-style-name="P2" svg:width="3.814cm" svg:height="1.777cm" svg:x="10.728cm" svg:y="7.103cm"><text:p text:style-name="P2">print("Fibonacci </text:p><text:p text:style-name="P2">sequence:"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6" draw:style-name="gr9" svg:width="4.155cm" svg:height="1.456cm" svg:x="5.701cm" svg:y="11.125cm"><text:p>For i in range(n1):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7" draw:style-name="gr8" svg:width="4.313cm" svg:height="1.244cm" svg:x="5.33cm" svg:y="13.982cm"><text:p>Calling Func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7" svg:width="2.885cm" svg:height="2.329cm" svg:x="5.833cm" svg:y="17.078cm"><text:p>If n&lt;=1: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9" draw:style-name="gr6" svg:width="2.805cm" svg:height="0.98cm" svg:x="6.309cm" svg:y="20.729cm"><text:p>Return 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0" draw:style-name="gr5" svg:width="6.192cm" svg:height="1.244cm" svg:x="10.781cm" svg:y="20.914cm"><text:p>Return (fibo(n-1)+fibo(n-2)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1" draw:style-name="gr4" svg:width="3.361cm" svg:height="1.165cm" svg:x="6.706cm" svg:y="24.751cm"><text:p><text:s text:c="4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Shape12" draw:style-name="gr1" draw:text-style-name="P1" svg:x1="5.51cm" svg:y1="1.362cm" svg:x2="5.669cm" svg:y2="2.669cm"><text:p/></draw:line><draw:line text:anchor-type="paragraph" draw:z-index="12" draw:name="Shape13" draw:style-name="gr1" draw:text-style-name="P1" svg:x1="5.96cm" svg:y1="3.717cm" svg:x2="5.986cm" svg:y2="5.103cm"><text:p/></draw:line><draw:line text:anchor-type="paragraph" draw:z-index="13" draw:name="Shape14" draw:style-name="gr3" draw:text-style-name="P1" svg:x1="6.04cm" svg:y1="6.839cm" svg:x2="6.146cm" svg:y2="7.686cm"><text:p text:style-name="P1">yes</text:p></draw:line><draw:line text:anchor-type="paragraph" draw:z-index="14" draw:name="Shape15" draw:style-name="gr3" draw:text-style-name="P1" svg:x1="7.553cm" svg:y1="6.003cm" svg:x2="11.173cm" svg:y2="7.405cm"><text:p text:style-name="P1">no</text:p></draw:line><draw:line text:anchor-type="paragraph" draw:z-index="15" draw:name="Shape16" draw:style-name="gr3" draw:text-style-name="P1" svg:x1="12.839cm" svg:y1="9.019cm" svg:x2="8.262cm" svg:y2="11.125cm"><text:p text:style-name="P1">yes</text:p></draw:line><draw:line text:anchor-type="paragraph" draw:z-index="16" draw:name="Shape17" draw:style-name="gr1" draw:text-style-name="P1" svg:x1="7.892cm" svg:y1="12.58cm" svg:x2="7.548cm" svg:y2="14.205cm"><text:p/></draw:line><draw:line text:anchor-type="paragraph" draw:z-index="17" draw:name="Shape18" draw:style-name="gr1" draw:text-style-name="P1" svg:x1="7.548cm" svg:y1="15.226cm" svg:x2="7.31cm" svg:y2="17.274cm"><text:p/></draw:line><draw:line text:anchor-type="paragraph" draw:z-index="18" draw:name="Shape19" draw:style-name="gr3" draw:text-style-name="P1" svg:x1="7.389cm" svg:y1="19.406cm" svg:x2="7.548cm" svg:y2="20.729cm"><text:p text:style-name="P1">yes</text:p></draw:line><draw:line text:anchor-type="paragraph" draw:z-index="19" draw:name="Shape20" draw:style-name="gr2" draw:text-style-name="P1" svg:x1="8.717cm" svg:y1="18.332cm" svg:x2="11.516cm" svg:y2="21.242cm"><text:p text:style-name="P1">no</text:p></draw:line><draw:line text:anchor-type="paragraph" draw:z-index="20" draw:name="Shape21" draw:style-name="gr1" draw:text-style-name="P1" svg:x1="7.706cm" svg:y1="21.825cm" svg:x2="8.05cm" svg:y2="24.894cm"><text:p/></draw:line><draw:line text:anchor-type="paragraph" draw:z-index="21" draw:name="Shape22" draw:style-name="gr1" draw:text-style-name="P1" svg:x1="14.216cm" svg:y1="22.158cm" svg:x2="9.453cm" svg:y2="25.026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20:12:21.125626077</meta:creation-date>
    <dc:date>2021-03-07T20:23:38.630572320</dc:date>
    <meta:editing-duration>PT1M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